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aac" officeooo:paragraph-rsid="00176aac"/>
    </style:style>
    <style:style style:name="P2" style:family="paragraph" style:parent-style-name="Standard">
      <style:text-properties officeooo:rsid="0018f379" officeooo:paragraph-rsid="00176aac"/>
    </style:style>
    <style:style style:name="T1" style:family="text">
      <style:text-properties officeooo:rsid="0019f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gendre Antoine <text:s text:c="120"/>M1DS</text:p>
      <text:p text:style-name="P1"/>
      <text:p text:style-name="P1">1. Lister les noms de toutes les personnes qui fréquentent une pizzeria qui sert la pizza « Margherita ».</text:p>
      <text:p text:style-name="P1"/>
      <text:p text:style-name="P1">π_Name(Person ⨝ (Frequents ⨝ (π_PizzeriaID(σ_PizzaID = "Margherita"(Serves)))))</text:p>
      <text:p text:style-name="P1"/>
      <text:p text:style-name="P1">2. Lister toutes les pizzerias qui servent au moins une pizza consommée par une personne de moins de 18 ans.</text:p>
      <text:p text:style-name="P1"/>
      <text:p text:style-name="P1">π_PizzeriaID(Serves ⨝ (π_PizzaID(Eats ⨝ (π_PersonID(σ_Age &lt; 18(Person))))))</text:p>
      <text:p text:style-name="P1"/>
      <text:p text:style-name="P1">3. Lister toutes les pizzas servies par chaque pizzeria fréquentée par une personne spécifique (par exemple, PersonID = 1).</text:p>
      <text:p text:style-name="P1"/>
      <text:p text:style-name="P1">π_PizzaID(Serves ⨝ (π_PizzeriaID(σ_PersonID = 1(Frequents))))</text:p>
      <text:p text:style-name="P1"/>
      <text:p text:style-name="P1">4. Lister les noms des personnes qui fréquentent plus de trois pizzerias différentes.</text:p>
      <text:p text:style-name="P1"/>
      <text:p text:style-name="P1">π_Name(σ_Count(PizzeriaID) &gt; 3(γ_PersonID, COUNT(PizzeriaID)(Frequents) ⨝ Person))</text:p>
      <text:p text:style-name="P1"/>
      <text:p text:style-name="P1">5. Lister toutes les pizzas qui sont mangées par au moins deux personnes différentes.</text:p>
      <text:p text:style-name="P1"/>
      <text:p text:style-name="P1">π_PizzaID(σ_Count(DISTINCT PersonID) &gt; 1(γ_PizzaID, COUNT(DISTINCT PersonID)(Eats)))</text:p>
      <text:p text:style-name="P1"/>
      <text:p text:style-name="P1">6. Lister les noms des personnes qui mangent toutes les pizzas servies par une pizzeria spécifique (par exemple, PizzeriaID = 101).</text:p>
      <text:p text:style-name="P1"/>
      <text:p text:style-name="P1">π_Name(σ_not_exists(Serves) </text:p>
      <text:p text:style-name="P1"><text:s text:c="4"/>(Person ⨝ Eats)</text:p>
      <text:p text:style-name="P1"><text:s text:c="4"/>WHERE NOT EXISTS ((π_PizzaID(σ_PizzeriaID = 101(Serves))) - (π_PizzaID(σ_PersonID = Person.PersonID(Eats)))))</text:p>
      <text:p text:style-name="P1"/>
      <text:p text:style-name="P1">7. Lister les pizzerias qui servent toutes les pizzas consommées par des personnes âgées de plus de 30 ans.</text:p>
      <text:p text:style-name="P1"/>
      <text:p text:style-name="P1">π_PizzeriaID(σ_not_exists(Eats) </text:p>
      <text:p text:style-name="P1"><text:s text:c="4"/>(Serves)</text:p>
      <text:p text:style-name="P1"><text:s text:c="4"/>WHERE NOT EXISTS ((π_PizzaID(σ_PersonID ∈ (π_PersonID(σ_Age &gt; 30(Person))) (Eats))) – (π_PizzaID(Serves))))</text:p>
      <text:p text:style-name="P1"/>
      <text:p text:style-name="P1">8. Lister les pizzerias qui servent la pizza la plus populaire (c'est-à-dire celle qui est consommée par le plus grand nombre de personnes).</text:p>
      <text:p text:style-name="P1"/>
      <text:p text:style-name="P1">π_PizzeriaID(Serves ⨝ (π_PizzaID(σ_PizzaID = (π_PizzaID(γ_PizzaID, COUNT(PersonID)(Eats) ORDER BY COUNT DESC LIMIT 1))))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09:06:42.624320394</meta:creation-date>
    <meta:generator>LibreOffice/7.3.7.2$Linux_X86_64 LibreOffice_project/30$Build-2</meta:generator>
    <dc:date>2024-10-16T11:19:13.556024882</dc:date>
    <meta:editing-duration>PT1H23M1S</meta:editing-duration>
    <meta:editing-cycles>2</meta:editing-cycles>
    <meta:document-statistic meta:table-count="0" meta:image-count="0" meta:object-count="0" meta:page-count="1" meta:paragraph-count="21" meta:word-count="220" meta:character-count="1842" meta:non-whitespace-character-count="1504"/>
  </office:meta>
</office:document-meta>
</file>